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ignature">
      <style:text-properties style:use-window-font-color="true" style:text-underline-style="none" fo:background-color="transparent"/>
    </style:style>
    <style:style style:name="P4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Heading_20_1">
      <style:text-properties style:use-window-font-color="true" style:text-underline-style="none" fo:background-color="transparent"/>
    </style:style>
    <style:style style:name="P8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9" style:family="paragraph" style:parent-style-name="Heading_20_3">
      <style:text-properties fo:font-variant="normal" fo:text-transform="none" fo:color="#2b2b2b" style:font-name="arial" fo:font-size="13.5pt" fo:letter-spacing="normal" fo:font-style="normal" fo:font-weight="bold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fo:background-color="#e6e6ff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HDOJ 2294 - Pendant</text:h>
      <text:p text:style-name="P3">——by A Code Rabbit</text:p>
      <text:h text:style-name="P9" text:outline-level="3">Description</text:h>
      <text:p text:style-name="Standard"><text:tab/>有个高富帅，要送个很装逼的吊坠给他女朋友。</text:p>
      <text:p text:style-name="Standard"><text:tab/>他有k种珠子，然后要串成一个 珠子个数小于等于n 的链子。</text:p>
      <text:p text:style-name="Standard"><text:tab/>因为要够装逼，所以这k种珠子都必须要用到。</text:p>
      <text:p text:style-name="Standard"><text:tab/>好了，输入n和k。</text:p>
      <text:p text:style-name="Standard"><text:tab/>输出他可以做出多少种不一样的项链。</text:p>
      <text:h text:style-name="Heading_20_3" text:outline-level="3">Types</text:h>
      <text:p text:style-name="Text_20_body"><text:tab/>Maths :: Matrix</text:p>
      <text:h text:style-name="Heading_20_3" text:outline-level="3">Analysis</text:h>
      <text:p text:style-name="Standard"><text:tab/>一看又是爽歪歪的递推题。</text:p>
      <text:p text:style-name="Standard"><text:tab/>我们来考虑如何递推出。</text:p>
      <text:p text:style-name="Standard"><text:tab/>设f(x, y)为前x个位置，搞了y种不同的珠子。</text:p>
      <text:p text:style-name="Standard"><text:tab/>然后我们考虑f(x, y)和f(x – 1, ...)关系。</text:p>
      <text:p text:style-name="Standard"><text:tab/>而前后的关系，就差在第x个位置，要放什么类型的珠子。</text:p>
      <text:p text:style-name="Standard"><text:tab/>我们可以放<text:span text:style-name="T2">前面x – 1个位置已经放过</text:span>的珠子，有y种颜色可以选。</text:p>
      <text:p text:style-name="Standard"><text:tab/>那么就有</text:p>
      <text:p text:style-name="Standard"><text:tab/><text:tab/>f(x – 1, y) * y种。</text:p>
      <text:p text:style-name="Standard"><text:tab/>也可以放<text:span text:style-name="T2">前面x – 1个位置还没放过</text:span>的珠子，有k- (y – 1)种颜色可以选。</text:p>
      <text:p text:style-name="Standard"><text:tab/>那么就有</text:p>
      <text:p text:style-name="Standard"><text:tab/><text:tab/>f(x – 1, y – 1) * (k – y + 1)种。</text:p>
      <text:p text:style-name="Standard"><text:tab/>所以我们就得到递推公式——</text:p>
      <text:p text:style-name="Standard"><text:tab/><text:tab/>f(x, y) = f(x – 1, y) * y + f(x – 1, y – 1) * (k – y + 1)</text:p>
      <text:p text:style-name="Standard"><text:tab/></text:p>
      <text:p text:style-name="Standard"><text:tab/>好了，有了递推公式就碉堡了，剩下的就是矩阵乘法和快速幂。</text:p>
      <text:p text:style-name="Standard"><text:tab/>当然，也要注意一些小的细节。</text:p>
      <text:list xml:id="list1305611633" text:style-name="L1">
        <text:list-item>
          <text:p text:style-name="P5">我们所求的不是f(x, y)，而是f(1, y) ~ f(x, y)的总和（因为珠子个数是小于等于n嘛）。</text:p>
        </text:list-item>
      </text:list>
      <text:p text:style-name="Standard"><text:tab/>因此我们需要在矩阵的解向量中，增加一项sum(x – 1)，且</text:p>
      <text:p text:style-name="Standard"><text:tab/><text:tab/>sum(x – 1) = sum(x – 2) + f(x - 1, y)。</text:p>
      <text:list xml:id="list781937117" text:style-name="L2">
        <text:list-item>
          <text:p text:style-name="P6">这题对1234567891取余，有点那啥。</text:p>
        </text:list-item>
      </text:list>
      <text:p text:style-name="Standard"><text:tab/>在矩阵乘法中，我们通常是每一个矩阵元素计算完后，再去取余，这样可以减少大量运算时间（如果你不是这样的，那我告诉你，真的省很多）。</text:p>
      <text:p text:style-name="Standard"><text:tab/>而这题由于这个除数真TMD的大，矩阵相乘的时候，两个元素相乘然后加加加加加...。</text:p>
      <text:p text:style-name="Standard"><text:tab/>最后你懂的，就超过long long的范围，溢出了，囧。</text:p>
      <text:p text:style-name="Standard"><text:soft-page-break/><text:tab/>深一步讲，因为long long = int * int，而除数过于接近int。</text:p>
      <text:p text:style-name="Standard"><text:tab/>导致我们计算的数接近于int * int * order（矩阵的阶），就爆了。</text:p>
      <text:p text:style-name="Standard"/>
      <text:p text:style-name="Standard"><text:tab/>好吧，怎么办？</text:p>
      <text:p text:style-name="Standard"><text:tab/>一种办法是用unsigned long long，的确可以A，速度还蛮快。</text:p>
      <text:p text:style-name="Standard"><text:tab/>当然如果感觉不够妥妥的，可以每次在计算的时候，做完int * int马上mod，就不会悲剧啦。</text:p>
      <text:p text:style-name="Standard"><text:tab/>（如果你现在不知道我在讲什么，那就等到你在写矩阵相乘函数的时候，你就懂了～）</text:p>
      <text:p text:style-name="Standard"/>
      <text:h text:style-name="Heading_20_3" text:outline-level="3">Solution</text:h>
      <text:section text:style-name="Sect1" text:name="区域1">
        <text:p text:style-name="P4">// HDOJ 2294</text:p>
        <text:p text:style-name="P4">// pendant</text:p>
        <text:p text:style-name="P4">// by A Code Rabbit</text:p>
        <text:p text:style-name="P4"/>
        <text:p text:style-name="P4">#include &lt;cstdio&gt;</text:p>
        <text:p text:style-name="P4">#include &lt;cstring&gt;</text:p>
        <text:p text:style-name="P4"/>
        <text:p text:style-name="P4">const int ORDER = 33;</text:p>
        <text:p text:style-name="P4">const int DIVISOR = 1234567891;</text:p>
        <text:p text:style-name="P4"/>
        <text:p text:style-name="P4">struct Matrix {</text:p>
        <text:p text:style-name="P4"><text:s text:c="4"/>long long element[ORDER][ORDER];</text:p>
        <text:p text:style-name="P4">};</text:p>
        <text:p text:style-name="P4"/>
        <text:p text:style-name="P4">int t;</text:p>
        <text:p text:style-name="P4">int n;</text:p>
        <text:p text:style-name="P4">int k;</text:p>
        <text:p text:style-name="P4"/>
        <text:p text:style-name="P4">Matrix mat_unit;</text:p>
        <text:p text:style-name="P4">Matrix mat_one;</text:p>
        <text:p text:style-name="P4">Matrix mat_ans;</text:p>
        <text:p text:style-name="P4"/>
        <text:p text:style-name="P4">void INIT();</text:p>
        <text:p text:style-name="P4">Matrix QuickPower(Matrix mat_one, int index);</text:p>
        <text:p text:style-name="P4">Matrix Multiply(Matrix mat_a, Matrix mat_b);</text:p>
        <text:p text:style-name="P4"/>
        <text:p text:style-name="P4">void Show(Matrix mat) {</text:p>
        <text:p text:style-name="P4"><text:s text:c="4"/>printf("----------------------\n");</text:p>
        <text:p text:style-name="P4"><text:s text:c="4"/>for (int i = 0; i &lt; k + 1; ++i) {</text:p>
        <text:p text:style-name="P4"><text:s text:c="8"/>for (int j = 0; j &lt; k + 1; ++j) {</text:p>
        <text:p text:style-name="P4"><text:s text:c="12"/>printf("%d ", mat.element[i][j]);</text:p>
        <text:p text:style-name="P4"><text:soft-page-break/><text:s text:c="8"/>}</text:p>
        <text:p text:style-name="P4"><text:s text:c="8"/>printf("\n");</text:p>
        <text:p text:style-name="P4"><text:s text:c="4"/>}</text:p>
        <text:p text:style-name="P4"><text:s text:c="4"/>printf("----------------------\n");</text:p>
        <text:p text:style-name="P4">}</text:p>
        <text:p text:style-name="P4"/>
        <text:p text:style-name="P4">int main() {</text:p>
        <text:p text:style-name="P4"><text:s text:c="4"/>scanf("%d", &amp;t);</text:p>
        <text:p text:style-name="P4"><text:s text:c="4"/>while (t--) {</text:p>
        <text:p text:style-name="P4"><text:s text:c="8"/>scanf("%d%d", &amp;n, &amp;k); <text:s text:c="2"/></text:p>
        <text:p text:style-name="P4"><text:s text:c="8"/>INIT();</text:p>
        <text:p text:style-name="P4"><text:s text:c="8"/>mat_ans = QuickPower(mat_one, n);</text:p>
        <text:p text:style-name="P4"><text:s text:c="8"/>printf("%d\n", k * mat_ans.element[1][0] % DIVISOR);</text:p>
        <text:p text:style-name="P4"><text:s text:c="4"/>}</text:p>
        <text:p text:style-name="P4"/>
        <text:p text:style-name="P4"><text:s text:c="4"/>return 0;</text:p>
        <text:p text:style-name="P4">}</text:p>
        <text:p text:style-name="P4"/>
        <text:p text:style-name="P4">void INIT() {</text:p>
        <text:p text:style-name="P4"><text:s text:c="4"/>memset(mat_unit.element, 0, sizeof(mat_unit.element));</text:p>
        <text:p text:style-name="P4"><text:s text:c="4"/>for (int i = 0; i &lt; k + 1; ++i) {</text:p>
        <text:p text:style-name="P4"><text:s text:c="8"/>mat_unit.element[i][i] = 1;</text:p>
        <text:p text:style-name="P4"><text:s text:c="4"/>}</text:p>
        <text:p text:style-name="P4"><text:s text:c="4"/>memset(mat_one.element, 0, sizeof(mat_one.element));</text:p>
        <text:p text:style-name="P4"><text:s text:c="4"/>mat_one.element[0][0] = 1;</text:p>
        <text:p text:style-name="P4"><text:s text:c="4"/>mat_one.element[k][0] = 1;</text:p>
        <text:p text:style-name="P4"><text:s text:c="4"/>for (int i = 1; i &lt; k + 1; ++i) {</text:p>
        <text:p text:style-name="P4"><text:s text:c="8"/>mat_one.element[i][i] = i;</text:p>
        <text:p text:style-name="P4"><text:s text:c="8"/>if (i &gt; 1) {</text:p>
        <text:p text:style-name="P4"><text:s text:c="12"/>mat_one.element[i - 1][i] = k - i + 1;</text:p>
        <text:p text:style-name="P4"><text:s text:c="8"/>}</text:p>
        <text:p text:style-name="P4"><text:s text:c="4"/>}</text:p>
        <text:p text:style-name="P4">}</text:p>
        <text:p text:style-name="P4"/>
        <text:p text:style-name="P4">Matrix QuickPower(Matrix mat_one, int index) {</text:p>
        <text:p text:style-name="P4"><text:s text:c="4"/>Matrix mat_result = mat_unit;</text:p>
        <text:p text:style-name="P4"><text:s text:c="4"/>while (index) {</text:p>
        <text:p text:style-name="P4"><text:s text:c="8"/>if (index &amp; 1) {</text:p>
        <text:p text:style-name="P4"><text:s text:c="12"/>mat_result = Multiply(mat_result, mat_one);</text:p>
        <text:p text:style-name="P4"><text:s text:c="8"/>}</text:p>
        <text:p text:style-name="P4"><text:s text:c="8"/>mat_one = Multiply(mat_one, mat_one);</text:p>
        <text:p text:style-name="P4"><text:soft-page-break/><text:s text:c="8"/>index &gt;&gt;= 1;</text:p>
        <text:p text:style-name="P4"><text:s text:c="4"/>}</text:p>
        <text:p text:style-name="P4"><text:s text:c="4"/>return mat_result;</text:p>
        <text:p text:style-name="P4">}</text:p>
        <text:p text:style-name="P4"/>
        <text:p text:style-name="P4">Matrix Multiply(Matrix mat_a, Matrix mat_b) {</text:p>
        <text:p text:style-name="P4"><text:s text:c="4"/>Matrix mat_result;</text:p>
        <text:p text:style-name="P4"><text:s text:c="4"/>int order = k + 1;</text:p>
        <text:p text:style-name="P4"><text:s text:c="4"/>for (int i = 0; i &lt; order; ++i) {</text:p>
        <text:p text:style-name="P4"><text:s text:c="8"/>for (int j = 0; j &lt; order; ++j) {</text:p>
        <text:p text:style-name="P4"><text:s text:c="12"/>mat_result.element[i][j] = 0;</text:p>
        <text:p text:style-name="P4"><text:s text:c="12"/>for (int k = 0; k &lt; order; ++k) {</text:p>
        <text:p text:style-name="P4"><text:s text:c="16"/>mat_result.element[i][j] += mat_a.element[i][k] * mat_b.element[k][j] % DIVISOR;</text:p>
        <text:p text:style-name="P4"><text:s text:c="12"/>}</text:p>
        <text:p text:style-name="P4"><text:s text:c="12"/>mat_result.element[i][j] %= DIVISOR;</text:p>
        <text:p text:style-name="P4"><text:s text:c="8"/>}</text:p>
        <text:p text:style-name="P4"><text:s text:c="4"/>}</text:p>
        <text:p text:style-name="P4"><text:s text:c="4"/>return mat_result;</text:p>
        <text:p text:style-name="P4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文泉驿点阵正黑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://blog.csdn.net/Ra_WinDing"><text:span text:style-name="MT1">http://blog.csdn.net/Ra_WinDing</text:span></text:a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ing </meta:initial-creator>
    <meta:creation-date>2012-07-04T19:21:53</meta:creation-date>
    <dc:date>2012-07-16T15:23:35</dc:date>
    <meta:editing-duration>PT1H55M44S</meta:editing-duration>
    <meta:editing-cycles>51</meta:editing-cycles>
    <meta:generator>LibreOffice/3.5$Linux_X86_64 LibreOffice_project/350m1$Build-2</meta:generator>
    <meta:document-statistic meta:table-count="0" meta:image-count="0" meta:object-count="0" meta:page-count="4" meta:paragraph-count="122" meta:word-count="627" meta:character-count="3049" meta:non-whitespace-character-count="2534"/>
  </office:meta>
</office:document-meta>
</file>